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officeooo:rsid="0013b8e8" officeooo:paragraph-rsid="0013b8e8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13b8e8" officeooo:paragraph-rsid="0013b8e8"/>
    </style:style>
    <style:style style:name="P3" style:family="paragraph" style:parent-style-name="Standard">
      <style:paragraph-properties fo:text-align="start" style:justify-single-word="false"/>
      <style:text-properties style:font-name="Calibri" fo:font-weight="bold" officeooo:rsid="0013b8e8" officeooo:paragraph-rsid="0013b8e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weight="bold" officeooo:rsid="0013b8e8" officeooo:paragraph-rsid="00141a5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1a54" style:font-weight-asian="normal" style:font-weight-complex="normal"/>
    </style:style>
    <style:style style:name="T3" style:family="text">
      <style:text-properties fo:font-weight="normal" officeooo:rsid="001590b5" style:font-weight-asian="normal" style:font-weight-complex="normal"/>
    </style:style>
    <style:style style:name="T4" style:family="text">
      <style:text-properties officeooo:rsid="00141a54"/>
    </style:style>
    <style:style style:name="T5" style:family="text">
      <style:text-properties fo:font-weight="bold" officeooo:rsid="00154dc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rosław Dzikowski <text:tab/>273233</text:p>
      <text:p text:style-name="P1"/>
      <text:p text:style-name="P2"><text:span text:style-name="T5">Lista 1</text:span><text:tab/></text:p>
      <text:p text:style-name="P1"/>
      <text:p text:style-name="P1">Diagramy UML do zadań 3 i 4 z zestawu 1 znajdują się w drugim pliku pdf. </text:p>
      <text:p text:style-name="P1"/>
      <text:p text:style-name="P3">Zadanie 3:</text:p>
      <text:p text:style-name="P4"><text:tab/><text:span text:style-name="T1">W tym zadaniu zostały wykonane model pojęciowy i diagram klas kina. </text:span><text:span text:style-name="T2">Jakie klasy i zależności między nimi występują można zobaczyć na diagramach, dlatego nie będę ich opisywał słownie. Przejdźmy do różnic między diagramami.</text:span></text:p>
      <text:p text:style-name="P4"><text:span text:style-name="T2"><text:tab/>Model pojęciowy jest zobrazowaniem pojęć występujących w analizowanym problemie i zaznaczeniem relacji występujących między nimi. Jest to bardzo ogólny model, nie uwzględnia w żadnym stopniu </text:span><text:span text:style-name="T3">fazy implementacji. Asocjacje między pojęciami są bardzo ogólne (Np. „Klient kupuje Bilet”, „Seans odbywa się w Sali”, „Kino zatrudnia Obsługę”).</text:span></text:p>
      <text:p text:style-name="P4"><text:span text:style-name="T3"><text:tab/>Z drugiej strony diagram klas jest już umodelowaniem rzeczywistości kina pod kątem implementacji. Jest on bardziej szczegółowy: zawiera konkretne pola klas. Relacje między obiektami w modelu pojęciowym są reprezentowane albo przez agregacje/kompozycje albo przez metodę klasy (Np. Klient ma metodę „KupBilet()” dodającą nowy bilet do listy posiadanych przez klienta biletów, Seans agreguje Salę, Kino komponuje się m.in. z Obsługi [Założyłem, że pracownik kina nie może pracować w dwóch kinach naraz.]).</text:span></text:p>
      <text:p text:style-name="P4"><text:span text:style-name="T2"/></text:p>
      <text:p text:style-name="P4"><text:span text:style-name="T4">Zadanie 4:</text:span></text:p>
      <text:p text:style-name="P4"><text:span text:style-name="T1"><text:tab/></text:span><text:span text:style-name="T2">W tym zadaniu zostały wykonane diagramy czynności i sekwencji dotyczące drukowania dokumentu. Oba załączone diagramy przedstawiają ten sam schem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20:06:35.143000000</meta:creation-date>
    <dc:date>2016-03-16T20:36:06.492000000</dc:date>
    <meta:editing-duration>PT29M32S</meta:editing-duration>
    <meta:editing-cycles>4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9" meta:word-count="192" meta:character-count="1339" meta:non-whitespace-character-count="1149"/>
  </office:meta>
</office:document-meta>
</file>